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0119" officeooo:paragraph-rsid="00030119"/>
    </style:style>
    <style:style style:name="P2" style:family="paragraph" style:parent-style-name="Standard" style:list-style-name="L1">
      <style:text-properties officeooo:rsid="0009c1ae" officeooo:paragraph-rsid="0009c1ae"/>
    </style:style>
    <style:style style:name="P3" style:family="paragraph" style:parent-style-name="Standard" style:list-style-name="L1">
      <style:text-properties officeooo:rsid="0006b533" officeooo:paragraph-rsid="000a7ae3"/>
    </style:style>
    <style:style style:name="P4" style:family="paragraph" style:parent-style-name="Standard" style:list-style-name="L1">
      <style:text-properties officeooo:rsid="00030119" officeooo:paragraph-rsid="0009c1ae"/>
    </style:style>
    <style:style style:name="P5" style:family="paragraph" style:parent-style-name="Standard" style:list-style-name="L1">
      <style:text-properties officeooo:rsid="0007d5ee" officeooo:paragraph-rsid="0007d5ee"/>
    </style:style>
    <style:style style:name="P6" style:family="paragraph" style:parent-style-name="Standard" style:list-style-name="L1">
      <style:text-properties officeooo:rsid="000b34ba" officeooo:paragraph-rsid="000b34ba"/>
    </style:style>
    <style:style style:name="P7" style:family="paragraph" style:parent-style-name="Standard" style:list-style-name="L1">
      <style:text-properties officeooo:rsid="000b6251" officeooo:paragraph-rsid="000b6251"/>
    </style:style>
    <style:style style:name="P8" style:family="paragraph" style:parent-style-name="Standard" style:list-style-name="L1">
      <style:text-properties officeooo:rsid="000b8df2" officeooo:paragraph-rsid="000b8df2"/>
    </style:style>
    <style:style style:name="P9" style:family="paragraph" style:parent-style-name="Standard" style:list-style-name="L1">
      <style:text-properties officeooo:rsid="000c30f1" officeooo:paragraph-rsid="000c30f1"/>
    </style:style>
    <style:style style:name="P10" style:family="paragraph" style:parent-style-name="Standard" style:list-style-name="L1">
      <style:text-properties officeooo:rsid="000d6f30" officeooo:paragraph-rsid="000d6f30"/>
    </style:style>
    <style:style style:name="T1" style:family="text">
      <style:text-properties officeooo:rsid="000f22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</text:p>
      <text:list xml:id="list1794485167" text:style-name="L1">
        <text:list-item>
          <text:p text:style-name="P2">REASESSMENT of project requirements</text:p>
        </text:list-item>
        <text:list-item>
          <text:p text:style-name="P2">User Account Management</text:p>
          <text:list>
            <text:list-item>
              <text:p text:style-name="P4">PHP Session needs to last longer</text:p>
            </text:list-item>
            <text:list-item>
              <text:p text:style-name="P3">Update web portal </text:p>
              <text:list>
                <text:list-item>
                  <text:p text:style-name="P3">to support registration of user account and admin account.</text:p>
                  <text:list>
                    <text:list-item>
                      <text:p text:style-name="P5">Password confirmation when registering</text:p>
                    </text:list-item>
                  </text:list>
                </text:list-item>
                <text:list-item>
                  <text:p text:style-name="P5">Sign-in module</text:p>
                </text:list-item>
                <text:list-item>
                  <text:p text:style-name="P5">Profile update module</text:p>
                </text:list-item>
              </text:list>
            </text:list-item>
          </text:list>
        </text:list-item>
        <text:list-item>
          <text:p text:style-name="P6">Data Management</text:p>
          <text:list>
            <text:list-item>
              <text:p text:style-name="P7">Let users view parking spot status</text:p>
            </text:list-item>
            <text:list-item>
              <text:p text:style-name="P8">Split the resulting spots into multiple pages</text:p>
            </text:list-item>
            <text:list-item>
              <text:p text:style-name="P8">Filter: Show visitor, employee, and / or student lot</text:p>
            </text:list-item>
          </text:list>
        </text:list-item>
        <text:list-item>
          <text:p text:style-name="P9">Database administration</text:p>
          <text:list>
            <text:list-item>
              <text:p text:style-name="P10">Format the json that is returned from the database for user accounts.</text:p>
            </text:list-item>
            <text:list-item>
              <text:p text:style-name="P10">Let admin / manager change user accounts.</text:p>
            </text:list-item>
            <text:list-item>
              <text:p text:style-name="P10">Grant access to manage_tables.php functionality to the admin</text:p>
              <text:list>
                <text:list-item>
                  <text:p text:style-name="P10">Backup selected tables – use read all and JSON. Let user download it on the web portal.</text:p>
                </text:list-item>
                <text:list-item>
                  <text:p text:style-name="P10">Recover the database from the backup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4:06:41.079366125</meta:creation-date>
    <dc:date>2018-11-29T21:29:49.430978515</dc:date>
    <meta:editing-duration>PT8H11M48S</meta:editing-duration>
    <meta:editing-cycles>11</meta:editing-cycles>
    <meta:generator>LibreOffice/6.0.6.2$Linux_X86_64 LibreOffice_project/00$Build-2</meta:generator>
    <meta:document-statistic meta:table-count="0" meta:image-count="0" meta:object-count="0" meta:page-count="1" meta:paragraph-count="19" meta:word-count="128" meta:character-count="723" meta:non-whitespace-character-count="630"/>
  </office:meta>
</office:document-meta>
</file>